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05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3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❓ - Angelika Rossmann | Facebook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4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❓ - Angelika Rossman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elika Rossma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. April um 18:54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hlender Kontext. Laut unabhängigen Faktenprüfern könnten diese Informatio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reführend sei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 ansehe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style-name="ce1" office:value-type="string" calcext:value-type="string">
            <text:p>dpa: Fehlender Kontext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style-name="ce2" office:value-type="string" calcext:value-type="string">
            <text:p>89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37 Kommentare 1492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60</text:p>
          </table:table-cell>
          <table:table-cell table:number-columns-repeated="6"/>
        </table:table-row>
        <table:table-row table:style-name="ro1">
          <table:table-cell table:formula="of:=SUM([.A40:.A100000])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492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i Eck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u weni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iner Meinung na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ärbel Rü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rnich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thelm Kallendru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ärbel Rüger dem trau ich soweit wie ich ein Klavier werfen kan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AngeyDarling/posts/374678177870887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/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4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❓ - Angelika Rossman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ärbel Rü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ser Mann müsste als Beispiel voran geh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dith App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0.giphy.com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0.giphy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elika Schischewsk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h,das ist aber zuviel des Gut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van Greenfiel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ritz ihn mit ner 1Liter mRNA Giftspritze von Astra Zenenca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f den bilder hat er wohl sich mit Fake Impfungen geimpf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ina Läu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van AstraZeneca ist ein Vektor Impfstoff, nicht mRNA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van Greenfiel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 stimmt.. Den Pfitzer oder Moderna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 Dieter Dahm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arscherei ist das.. Denken wohl die Bürger wären blöd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 Be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nn man sich die unterschiedliche Körperfülle ansieht, erkennt man, das die Bilder im Lauf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nes größeren Zeitraumes gemacht wur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AngeyDarling/posts/374678177870887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❓ - Angelika Rossman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4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fredl Tervi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lita Böh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ürde der geimpft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rsten Marti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cherche ist alles !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r ich bin sicher, FB ist die glaubwürdige Quel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git Kai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rsten Martich und läuft immer mehr über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Fi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C. Rai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ros Geronimos Mario Sirignano läuft bei ihm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örg Mich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uß,Masern ,Röteln. Muss alles im Impfpass eingetragen werd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d Kettscha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les fak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AngeyDarling/posts/374678177870887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❓ - Angelika Rossman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4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ris Schnei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se Bilderchen sind der Witz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Kuh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nke gar nicht ist doch alles Fak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my Walt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hr witzig. Das glaubt bestimmt keiner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lrich Kreng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FP hat jedes Bild des bayerischen Ministerpräsidenten samt Kontext und Jahreszahl der jeweilige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fung wiedergefunden. Fünf von sieben Bildern zeigen eine jährlich erneut nötige Grippeimpfun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e Aufnahme stammt von einer Impfung gegen die Schweinegrippe und eine von einer Impf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gen Zeck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faktencheck.afp.com/diese-bilder-zeigen-soeder-bei-unterschiedlichen-impfungen-dervergangenen-jah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se Bilder zeigen Söder bei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ktencheck.afp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cole Haa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lrich Krengel das erklärt dann so einig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ko Miet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 bekommt doch bestimmt nur Weißbier injiziert und nichts gegen COVID-1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othar Karls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gal wie oft der Vollpfosten sich impfen lässt intelligenter wird er dadurch trotzdem nicht. Ich hätt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 eine Spritze für ihn aber die will er bestimmt ni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Herms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othar Karlsberger ...ich helft Dir , und halt ihn fest ....ich glaub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ür Beihilfe gibts nicht so vi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AngeyDarling/posts/374678177870887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❓ - Angelika Rossman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4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m Sepi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t gutem Beispiel vora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ürgen Rothar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 ist so blöd, da hilft einmal nich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rbara Röh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üg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Petra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t Astra zenika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 Vois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nn der sich überhaupt Impfen lassen hart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vana G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eber mehr als gar nicht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bert Klein-Menti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ynke Höwner Die Frage ist, warum schon? Welche Priorität hat der? Alt? KRANK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bett Popow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shalb ist nichts mehr übri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azon Willow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a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a Nag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cht oft genu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AngeyDarling/posts/374678177870887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/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17" calcext:value-type="float">
            <text:p>17</text:p>
          </table:table-cell>
          <table:table-cell table:style-name="ce7" table:formula="of:=COUNTIF([.D$1:.D$1048576];&quot;X&quot;)" office:value-type="float" office:value="5" calcext:value-type="float">
            <text:p>5</text:p>
          </table:table-cell>
          <table:table-cell table:formula="of:=COUNTIF([.E$1:.E$1048576];&quot;X&quot;)" office:value-type="float" office:value="2" calcext:value-type="float">
            <text:p>2</text:p>
          </table:table-cell>
          <table:table-cell table:style-name="ce7" table:formula="of:=COUNTIF([.F$1:.F$1048576];&quot;X&quot;)" office:value-type="float" office:value="15" calcext:value-type="float">
            <text:p>15</text:p>
          </table:table-cell>
          <table:table-cell table:formula="of:=COUNTIF([.G$1:.G$1048576];&quot;X&quot;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565];[.D565];[.F565])" office:value-type="float" office:value="37" calcext:value-type="float">
            <text:p>37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800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.00.0000</text:date>, <text:time style:data-style-name="N2" text:time-value="01:20:12.254823795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6T01:26:23.458365352</dc:date>
    <meta:editing-duration>PT6M8S</meta:editing-duration>
    <meta:editing-cycles>6</meta:editing-cycles>
    <meta:document-statistic meta:table-count="1" meta:cell-count="370" meta:object-count="0"/>
  </office:meta>
</office:document-meta>
</file>